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4621AA8B44EC3AB.png" manifest:media-type="image/png"/>
  <manifest:file-entry manifest:full-path="Pictures/100005810000031A0000031A90A9BB170713D465.svg" manifest:media-type="image/svg+xml"/>
  <manifest:file-entry manifest:full-path="Pictures/100000010000001E0000001E2F6EEA5162E9D2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8f57d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>
      <style:text-properties officeooo:paragraph-rsid="0ff4e587"/>
    </style:style>
    <style:style style:name="P77" style:family="paragraph" style:parent-style-name="Standard">
      <style:text-properties officeooo:paragraph-rsid="0ff6ca04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4c7e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style:use-window-font-color="true" loext:opacity="0%" style:font-name="Liberation Sans" officeooo:rsid="047da547"/>
    </style:style>
    <style:style style:name="T2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style:font-size-asian="12pt" style:font-size-complex="12pt"/>
    </style:style>
    <style:style style:name="T237" style:family="text">
      <style:text-properties style:use-window-font-color="true" loext:opacity="0%" style:font-name="Liberation Sans" officeooo:rsid="0efd8e5c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officeooo:rsid="04473353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officeooo:rsid="0aace3cd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officeooo:rsid="0f0ca65a"/>
    </style:style>
    <style:style style:name="T259" style:family="text">
      <style:text-properties officeooo:rsid="0f95a7a0"/>
    </style:style>
    <style:style style:name="T260" style:family="text">
      <style:text-properties officeooo:rsid="0f8f58bd"/>
    </style:style>
    <style:style style:name="T261" style:family="text">
      <style:text-properties style:text-underline-style="none"/>
    </style:style>
    <style:style style:name="T262" style:family="text">
      <style:text-properties officeooo:rsid="0fe30796"/>
    </style:style>
    <style:style style:name="T263" style:family="text">
      <style:text-properties style:text-underline-style="solid" style:text-underline-width="auto" style:text-underline-color="font-color"/>
    </style:style>
    <style:style style:name="T264" style:family="text">
      <style:text-properties style:text-underline-style="solid" style:text-underline-width="auto" style:text-underline-color="font-color" officeooo:rsid="0feb9a57"/>
    </style:style>
    <style:style style:name="T265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75"><text:span text:style-name="T244">LTS staat voor Long-Term Support, </text:span><text:span text:style-name="T245">langetermijnondersteuning, </text:span><text:span text:style-name="T244">en deze </text:span><text:span text:style-name="Strong_20_Emphasis"><text:span text:style-name="T250"><text:user-field-get text:name="Distro">Ubuntu</text:user-field-get></text:span></text:span><text:span text:style-name="T246"><text:s/></text:span><text:span text:style-name="T251"><text:user-field-get text:name="Version">22.04</text:user-field-get></text:span><text:span text:style-name="T251"><text:s/></text:span><text:span text:style-name="T252">LTS</text:span><text:span text:style-name="T251"> </text:span><text:span text:style-name="Strong_20_Emphasis"><text:span text:style-name="T253"><text:user-field-get text:name="Edition">Server</text:user-field-get></text:span></text:span><text:span text:style-name="T244"><text:s/>(codenaam jammy) van april</text:span><text:span text:style-name="T247"> </text:span><text:span text:style-name="Strong_20_Emphasis"><text:span text:style-name="T254"><text:user-field-get style:data-style-name="N0" text:name="Releaseyear">2022</text:user-field-get></text:span></text:span><text:span text:style-name="T248"><text:s/></text:span><text:span text:style-name="T244">wordt gedurende 5 jaar ondersteund tot april 2027, en met een Ubuntu </text:span><text:span text:style-name="T249">P</text:span><text:span text:style-name="T244">ro-abonnement (gratis voor persoonlijk gebruik) gedurende 12 jaar tot april 2034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8">ONDERSTREEPTE</text:span></text:span><text:span text:style-name="T1"> </text:span><text:span text:style-name="T15">woorden</text:span><text:span text:style-name="T14"> het</text:span><text:span text:style-name="Strong_20_Emphasis"><text:span text:style-name="T181"> </text:span></text:span><text:span text:style-name="Strong_20_Emphasis"><text:span text:style-name="T182">tekstvak</text:span></text:span><text:span text:style-name="T15"> </text:span><text:span text:style-name="T18">in,</text:span><text:span text:style-name="T15"> </text:span><text:span text:style-name="T201">zie </text:span><text:span text:style-name="T237">[</text:span><text:span text:style-name="T201">toelichting</text:span><text:span text:style-name="T237">]</text:span><text:span text:style-name="T15">:</text:span></text:p>
      <text:p text:style-name="P2"><text:span text:style-name="Definition"><text:span text:style-name="T22">GEBRUIKER</text:span></text:span><text:span text:style-name="T209"><text:tab/><text:tab/></text:span><text:span text:style-name="T236"> <text:tab/><text:tab/></text:span><text:span text:style-name="T210"><draw:control text:anchor-type="as-char" svg:y="-0.4cm" draw:z-index="17" draw:name="Gebruiker 1" draw:style-name="gr2" draw:text-style-name="P85" svg:width="6.4cm" svg:height="0.6cm" draw:control="control16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, bijv. </text:span><text:span text:style-name="T205">J</text:span><text:span text:style-name="T234">a</text:span><text:span text:style-name="T205">n </text:span><text:span text:style-name="T234">Jansen</text:span><text:span text:style-name="T235">]</text:span></text:p>
      <text:p text:style-name="P71"><text:span text:style-name="Definition"><text:span text:style-name="T203">g</text:span></text:span><text:span text:style-name="Definition">ebruikersnaam</text:span><text:span text:style-name="Definition"><text:span text:style-name="T261"><text:tab/></text:span></text:span><text:span text:style-name="T202"><draw:control text:anchor-type="as-char" svg:y="-0.4cm" draw:z-index="18" draw:name="Gberuikersnaam 2" draw:style-name="gr2" draw:text-style-name="P85" svg:width="6.4cm" svg:height="0.6cm" draw:control="control17"><svg:title>Gebruikersnaam</svg:title><svg:desc>Korte naam, bijv. jan</svg:desc></draw:control></text:span><text:span text:style-name="T202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62">server</text:span></text:span><text:span text:style-name="Definition">NAAM</text:span><text:span text:style-name="T213"><text:tab/><text:tab/><text:tab/></text:span><draw:control text:anchor-type="as-char" svg:y="-0.4cm" draw:z-index="19" draw:name="Computernaam 1" draw:style-name="gr2" draw:text-style-name="P85" svg:width="6.4cm" svg:height="0.6cm" draw:control="control18"><svg:title>Computernaam</svg:title><svg:desc>Unieke naam van de computer</svg:desc></draw:control><text:tab/> <text:s text:c="2"/><text:span text:style-name="T218">[</text:span><text:span text:style-name="T219">N</text:span><text:span text:style-name="T214">aam van de </text:span><text:span text:style-name="T221">server</text:span><text:span text:style-name="T215">, </text:span><text:span text:style-name="T216">bijv. </text:span><text:span text:style-name="T220">sv</text:span><text:span text:style-name="T217">02</text:span><text:span text:style-name="T218">]</text:span></text:p>
      <text:p text:style-name="P2"><text:span text:style-name="Definition"><text:span text:style-name="T223">GEBRUIKER</text:span></text:span><text:span text:style-name="Definition"><text:span text:style-name="T228"><text:tab/></text:span></text:span><text:span text:style-name="T222"><text:tab/></text:span><text:span text:style-name="T236"> <text:tab/><text:tab/></text:span><text:span text:style-name="T210"><draw:control text:anchor-type="as-char" svg:y="-0.4cm" draw:z-index="20" draw:name="Gebruiker 2" draw:style-name="gr2" draw:text-style-name="P85" svg:width="6.4cm" svg:height="0.6cm" draw:control="control19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 </text:span><text:span text:style-name="T208">evt. 2</text:span><text:span text:style-name="T238">e</text:span><text:span text:style-name="T206"> gebruiker</text:span><text:span text:style-name="T207">]</text:span></text:p>
      <text:p text:style-name="P71"><text:span text:style-name="Definition"><text:span text:style-name="T223">GEBRUIKERSN</text:span></text:span><text:span text:style-name="Definition"><text:span text:style-name="T224">aa</text:span></text:span><text:span text:style-name="Definition"><text:span text:style-name="T223">M</text:span></text:span><text:span text:style-name="Definition"><text:span text:style-name="T228"><text:tab/></text:span></text:span><text:span text:style-name="T202"><draw:control text:anchor-type="as-char" svg:y="-0.4cm" draw:z-index="21" draw:name="Gberuikersnaam 1" draw:style-name="gr2" draw:text-style-name="P85" svg:width="6.4cm" svg:height="0.6cm" draw:control="control20"><svg:title>Gebruikersnaam</svg:title><svg:desc>Korte naam, bijv. jan</svg:desc></draw:control></text:span><text:span text:style-name="T202"><text:tab/> <text:s text:c="2"/></text:span><text:span text:style-name="T226">[</text:span><text:span text:style-name="T227">K</text:span><text:span text:style-name="T225">orte naam</text:span><text:span text:style-name="T229"> </text:span><text:span text:style-name="T230">e</text:span><text:span text:style-name="T231">vt. 2</text:span><text:span text:style-name="T239">e</text:span><text:span text:style-name="T231"> </text:span><text:span text:style-name="T232">gebruiker</text:span><text:span text:style-name="T233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7"> </text:span></text:span><text:span text:style-name="Strong_20_Emphasis"><text:span text:style-name="T59">tekstvak</text:span></text:span><text:span text:style-name="T156">.</text:span></text:p>
      <text:p text:style-name="P35"/>
      <text:p text:style-name="P35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20"/>
      <text:p text:style-name="P20"/>
      <text:list xml:id="list2976375764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9" draw:name="Vorm3_0" draw:style-name="gr1" draw:text-style-name="P8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13" draw:name="Vorm3_ 2" draw:style-name="gr1" draw:text-style-name="P84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6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56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2" draw:name="Vorm4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3" draw:name="Vorm6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14" draw:name="Vorm 7" draw:style-name="gr1" draw:text-style-name="P84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6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5"/>
      <text:list xml:id="list164657717013487" text:continue-numbering="true" text:style-name="L1">
        <text:list-item>
          <text:p text:style-name="P80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9"><draw:control text:anchor-type="as-char" draw:z-index="4" draw:name="Vorm9" draw:style-name="gr1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0">Start de computer op vanaf</text:span><text:span text:style-name="T170"><text:note text:id="ftn4" text:note-class="footnote"><text:note-citation>1</text:note-citation><text:note-body><text:p text:style-name="P70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8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81">Live</text:span><text:span text:style-name="T81"><text:note text:id="ftn5" text:note-class="footnote"><text:note-citation>2</text:note-citation><text:note-body><text:p text:style-name="P64"><text:span text:style-name="T240">Vanaf een </text:span><text:span text:style-name="T259">L</text:span><text:span text:style-name="T240">ive </text:span><text:span text:style-name="T260">USB</text:span><text:span text:style-name="T243">-stick</text:span><text:span text:style-name="T20"> </text:span><text:span text:style-name="T240">kunt u opstarten en </text:span><text:span text:style-name="T16">met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werken zonder enige bestanden op de harde schijf te wijzigen en maakt ook installatie van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mogelijk.</text:span></text:p></text:note-body></text:note></text:span><text:span text:style-name="T81"> </text:span><text:span text:style-name="T84">USB</text:span><text:span text:style-name="T82">-stick</text:span><text:span text:style-name="T82"><text:note text:id="ftn6" text:note-class="footnote"><text:note-citation>3</text:note-citation><text:note-body><text:p text:style-name="P69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42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2">Try or Install Ubuntu </text:span></text:span><text:span text:style-name="Strong_20_Emphasis"><text:span text:style-name="T73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5"><draw:control text:anchor-type="as-char" draw:z-index="12" draw:name="Vorm 6" draw:style-name="gr1" draw:text-style-name="P84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1">Kies</text:span><text:span text:style-name="T172"> </text:span><text:span text:style-name="T174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1"><draw:control text:anchor-type="as-char" draw:z-index="11" draw:name="Vorm 1" draw:style-name="gr1" draw:text-style-name="P84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192">Bij</text:span><text:span text:style-name="T184"> </text:span><text:span text:style-name="Strong_20_Emphasis"><text:span text:style-name="T190">Profile setup</text:span></text:span><text:span text:style-name="T18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89">V</text:span><text:span text:style-name="T185">ul </text:span><text:span text:style-name="T186">in </text:span><text:span text:style-name="Strong_20_Emphasis"><text:span text:style-name="T190">Your</text:span></text:span><text:span text:style-name="Strong_20_Emphasis"><text:span text:style-name="T187"> n</text:span></text:span><text:span text:style-name="Strong_20_Emphasis"><text:span text:style-name="T188">a</text:span></text:span><text:span text:style-name="Strong_20_Emphasis"><text:span text:style-name="T190">me</text:span></text:span><text:span text:style-name="Strong_20_Emphasis"><text:span text:style-name="T177"> </text:span></text:span><text:span text:style-name="Definition"><text:span text:style-name="T4">gebruiker</text:span></text:span><text:span text:style-name="Strong_20_Emphasis"><text:span text:style-name="T178">, <text:line-break/></text:span></text:span><text:span text:style-name="Strong_20_Emphasis"><text:span text:style-name="T190">Your server</text:span></text:span><text:span text:style-name="Strong_20_Emphasis"><text:span text:style-name="T193">'</text:span></text:span><text:span text:style-name="Strong_20_Emphasis"><text:span text:style-name="T194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7">,<text:line-break/></text:span></text:span><text:span text:style-name="Strong_20_Emphasis"><text:span text:style-name="T191">Pick a username</text:span></text:span><text:span text:style-name="Strong_20_Emphasis"><text:span text:style-name="T177"> </text:span></text:span><text:span text:style-name="Definition"><text:span text:style-name="T4">gebruikersnaam</text:span></text:span><text:span text:style-name="Strong_20_Emphasis"><text:span text:style-name="T177">, </text:span></text:span><text:span text:style-name="Strong_20_Emphasis"><text:span text:style-name="T180">en</text:span></text:span><text:span text:style-name="Strong_20_Emphasis"><text:span text:style-name="T177"><text:line-break/></text:span></text:span><text:span text:style-name="Strong_20_Emphasis"><text:span text:style-name="T179">g</text:span></text:span><text:span text:style-name="Strong_20_Emphasis"><text:span text:style-name="T176">eef tweemaal een </text:span></text:span><text:span text:style-name="Strong_20_Emphasis"><text:span text:style-name="T183">wachtwoord</text:span></text:span><text:span text:style-name="Strong_20_Emphasis"><text:span text:style-name="T176">.</text:span></text:span></text:p>
          </table:table-cell>
        </table:table-row>
      </table:table>
      <text:p text:style-name="P36"><text:span text:style-name="Strong_20_Emphasis"><text:span text:style-name="T70"/></text:span></text:p>
      <text:list xml:id="list164657847605323" text:continue-numbering="true" text:style-name="L1">
        <text:list-item>
          <text:p text:style-name="P79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7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5" draw:name="Vorm24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2" draw:name="Vorm4_ 1" draw:style-name="gr1" draw:text-style-name="P84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5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65">e</text:span>n<text:span text:style-name="T265">t</text:span> <text:span text:style-name="T136">'</text:span><text:span text:style-name="T137">gebruiker</text:span><text:span text:style-name="T136">' [--groups adm,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63">gebruiker</text:span><text:span text:style-name="T264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3" draw:name="Vorm4_ 2" draw:style-name="gr1" draw:text-style-name="P84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4">Installeer updates </text:span></text:span><text:span text:style-name="Strong_20_Emphasis"><text:span text:style-name="T32">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><text:span text:style-name="Strong_20_Emphasis"><text:span text:style-name="T66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9"><draw:control text:anchor-type="as-char" draw:z-index="7" draw:name="Vorm4_1" draw:style-name="gr1" draw:text-style-name="P84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6" draw:name="Vorm37" draw:style-name="gr1" draw:text-style-name="P84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7"><text:span text:style-name="Strong_20_Emphasis"><text:span text:style-name="T37"><text:tab/></text:span></text:span></text:p>
      <text:p text:style-name="P38"><text:span text:style-name="Strong_20_Emphasis"><text:span text:style-name="T49"/></text:span></text:p>
      <text:p text:style-name="P39"><text:span text:style-name="Strong_20_Emphasis"><text:span text:style-name="T45"/></text:span></text:p>
      <text:list xml:id="list164658627726215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8" draw:name="Vorm40_0" draw:style-name="gr1" draw:text-style-name="P84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15" draw:name="Vorm40_ 1" draw:style-name="gr1" draw:text-style-name="P84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52"><text:note text:id="ftn8" text:note-class="footnote"><text:note-citation>1</text:note-citation><text:note-body><text:p text:style-name="P48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57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0" draw:name="Vorm40_2" draw:style-name="gr1" draw:text-style-name="P84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6" draw:name="Vorm40_ 2" draw:style-name="gr1" draw:text-style-name="P84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8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3"><text:span text:style-name="Strong_20_Emphasis"><text:span text:style-name="T57"/></text:span></text:p>
      <text:p text:style-name="P33"/>
      <text:p text:style-name="P24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131">is voltooid.</text:span></text:p>
      <text:p text:style-name="P8"/>
      <text:p text:style-name="P3"><text:span text:style-name="Emphasis"><text:span text:style-name="T196">Geschreven </text:span></text:span><text:span text:style-name="Emphasis"><text:span text:style-name="T195">d</text:span></text:span><text:span text:style-name="Emphasis"><text:span text:style-name="T19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6">.</text:span></text:span></text:p>
      <text:p text:style-name="P83"><text:a xlink:type="simple" xlink:href="https://creativecommons.org/publicdomain/zero/1.0/deed.nl" text:style-name="Internet_20_link" text:visited-style-name="Visited_20_Internet_20_Link"><text:span text:style-name="Emphasis"><text:span text:style-name="T198">CC0 1.0 Universeel</text:span></text:span></text:a><text:span text:style-name="Emphasis"><text:span text:style-name="T199"> </text:span></text:span><text:span text:style-name="Emphasis"><text:span text:style-name="T200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F6EEA5162E9D287.png" xlink:type="simple" xlink:show="embed" xlink:actuate="onLoad" draw:mime-type="image/png"/></draw:frame></draw:a></text:span></text:span><text:span text:style-name="Emphasis"><text:span text:style-name="T255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4621AA8B44EC3AB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23T16:46:57.491880990">23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6:46:57.360171565</dc:date>
    <meta:keyword>Installatie</meta:keyword>
    <meta:keyword>Checklist</meta:keyword>
    <meta:keyword>Linux</meta:keyword>
    <meta:editing-cycles>6822</meta:editing-cycles>
    <meta:editing-duration>P12DT2H18M20S</meta:editing-duration>
    <dc:creator>Karel Zimmer</dc:creator>
    <meta:document-statistic meta:table-count="4" meta:image-count="2" meta:object-count="0" meta:page-count="4" meta:paragraph-count="80" meta:word-count="464" meta:character-count="3231" meta:non-whitespace-character-count="2796"/>
    <meta:user-defined meta:name="Info 1"/>
    <meta:user-defined meta:name="Info 2"/>
    <meta:user-defined meta:name="Info 3"/>
    <meta:user-defined meta:name="Info 4"/>
  </office:meta>
</office:document-meta>
</file>